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950e" draw:opacity="15%" draw:textarea-vertical-align="top" draw:shadow-opacity="15%"/>
    </style:style>
    <style:style style:name="gr2" style:family="graphic" style:parent-style-name="standard">
      <style:graphic-properties draw:fill="solid" draw:fill-color="#fcfcfc" draw:opacity="100%" draw:textarea-horizontal-align="left" draw:textarea-vertical-align="top" draw:auto-grow-height="false" fo:min-height="0cm" fo:min-width="0cm" draw:shadow-opacity="100%"/>
    </style:style>
    <style:style style:name="gr3" style:family="graphic" style:parent-style-name="standard">
      <style:graphic-properties draw:fill="solid" draw:fill-color="#faffff" draw:opacity="100%" draw:textarea-horizontal-align="left" draw:textarea-vertical-align="top" draw:auto-grow-height="false" fo:min-height="0cm" fo:min-width="0cm" draw:shadow-opacity="100%"/>
    </style:style>
    <style:style style:name="gr4" style:family="graphic" style:parent-style-name="standard">
      <style:graphic-properties draw:fill="solid" draw:fill-color="#fff29d" draw:textarea-vertical-align="top"/>
    </style:style>
    <style:style style:name="gr5" style:family="graphic" style:parent-style-name="standard">
      <style:graphic-properties draw:fill="solid" draw:fill-color="#f8f8f8" draw:opacity="100%" draw:textarea-horizontal-align="left" draw:textarea-vertical-align="top" draw:auto-grow-height="false" fo:min-height="0cm" fo:min-width="0cm" draw:shadow-opacity="100%"/>
    </style:style>
    <style:style style:name="gr6" style:family="graphic" style:parent-style-name="standard">
      <style:graphic-properties draw:fill="solid" draw:fill-color="#f3ffff" draw:fill-hatch-solid="true" draw:textarea-vertical-align="top"/>
    </style:style>
    <style:style style:name="gr7" style:family="graphic" style:parent-style-name="standard">
      <style:graphic-properties draw:fill-color="#ffffff" draw:textarea-horizontal-align="left" draw:textarea-vertical-align="top" draw:auto-grow-height="false" fo:min-height="0cm" fo:min-width="0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svg:stroke-width="0.05cm" svg:stroke-color="#ff99ff" draw:marker-start-width="0.275cm" draw:marker-end-width="0.275cm" draw:fill="solid" draw:fill-color="#ff99ff" draw:opacity="100%" draw:textarea-vertical-align="middle" fo:padding-top="0.15cm" fo:padding-bottom="0.15cm" fo:padding-left="0.275cm" fo:padding-right="0.275cm" draw:shadow-opacity="100%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e0ffff" draw:textarea-horizontal-align="center" draw:textarea-vertical-align="top"/>
    </style:style>
    <style:style style:name="gr12" style:family="graphic" style:parent-style-name="standard">
      <style:graphic-properties draw:fill-color="#ffffcc" draw:textarea-vertical-align="top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svg:stroke-width="0.2cm" svg:stroke-color="#579d1c" draw:marker-start-width="0.5cm" draw:marker-end-width="0.5cm" draw:fill="none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586cm"/>
    </style:style>
    <style:style style:name="gr17" style:family="graphic" style:parent-style-name="objectwithoutfill">
      <style:graphic-properties svg:stroke-width="0.05cm" svg:stroke-color="#ff33ff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draw:stroke="dash" draw:stroke-dash="Line_20_Style_20_9" svg:stroke-width="0.05cm" svg:stroke-color="#ff33ff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draw:stroke="dash" draw:stroke-dash="Ultrafine_20_Dashed" svg:stroke-width="0.05cm" svg:stroke-color="#c5000b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draw:stroke="dash" draw:stroke-dash="Line_20_Style_20_9" svg:stroke-width="0.05cm" svg:stroke-color="#6666ff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02cm" svg:stroke-color="#000000" draw:marker-start-width="0.41cm" draw:marker-end-width="0.41cm" draw:fill="solid" draw:fill-color="#ffffff" draw:opacity="100%" draw:textarea-horizontal-align="left" draw:textarea-vertical-align="top" draw:auto-grow-height="false" fo:min-height="0cm" fo:min-width="0cm" fo:padding-top="0.135cm" fo:padding-bottom="0.135cm" fo:padding-left="0.26cm" fo:padding-right="0.26cm" draw:shadow-opacity="100%"/>
    </style:style>
    <style:style style:name="gr22" style:family="graphic" style:parent-style-name="objectwithoutfill">
      <style:graphic-properties svg:stroke-width="0.07cm" draw:marker-start-width="0.305cm" draw:marker-end-width="0.305cm" draw:fill="none" draw:textarea-vertical-align="middle" fo:padding-top="0.16cm" fo:padding-bottom="0.16cm" fo:padding-left="0.285cm" fo:padding-right="0.285cm"/>
    </style:style>
    <style:style style:name="gr23" style:family="graphic" style:parent-style-name="standard">
      <style:graphic-properties draw:fill-color="#f8f8f8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dddddd" draw:fill="solid" draw:fill-color="#808080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2cm" fo:min-width="0cm"/>
    </style:style>
    <style:style style:name="gr26" style:family="graphic" style:parent-style-name="objectwithoutfill">
      <style:graphic-properties draw:stroke="dash" draw:stroke-dash="Dashed_20__28_var_29_" svg:stroke-width="0.07cm" svg:stroke-color="#6666ff" draw:marker-start-width="0.305cm" draw:marker-end-width="0.305cm" draw:fill="none" draw:textarea-vertical-align="middle" fo:padding-top="0.16cm" fo:padding-bottom="0.16cm" fo:padding-left="0.285cm" fo:padding-right="0.285cm"/>
    </style:style>
    <style:style style:name="gr27" style:family="graphic" style:parent-style-name="standard">
      <style:graphic-properties draw:fill="solid" draw:fill-color="#ffffff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22cm"/>
    </style:style>
    <style:style style:name="gr29" style:family="graphic" style:parent-style-name="objectwithoutfill">
      <style:graphic-properties svg:stroke-width="0.1cm" svg:stroke-color="#6666ff" draw:marker-start-width="0.35cm" draw:marker-end-width="0.35cm" draw:fill="none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cm" svg:stroke-color="#ff33ff" draw:marker-start="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31" style:family="graphic" style:parent-style-name="objectwithoutfill">
      <style:graphic-properties draw:stroke="dash" draw:stroke-dash="Line_20_Style_20_9" svg:stroke-width="0.1cm" svg:stroke-color="#ff33ff" draw:marker-start-width="0.35cm" draw:marker-end="Arrowheads_20_2" draw:marker-end-width="0.35cm" draw:fill="none" draw:textarea-vertical-align="middle" fo:padding-top="0.175cm" fo:padding-bottom="0.175cm" fo:padding-left="0.3cm" fo:padding-right="0.3cm"/>
    </style:style>
    <style:style style:name="gr32" style:family="graphic" style:parent-style-name="objectwithoutfill">
      <style:graphic-properties svg:stroke-width="0.4cm" svg:stroke-color="#ff33ff" draw:marker-start="" draw:marker-start-width="0.8cm" draw:marker-end="Arrowheads_20_1" draw:marker-end-width="0.9cm" draw:fill="none" draw:textarea-vertical-align="middle" fo:padding-top="0.325cm" fo:padding-bottom="0.325cm" fo:padding-left="0.45cm" fo:padding-right="0.45cm"/>
    </style:style>
    <style:style style:name="gr33" style:family="graphic" style:parent-style-name="objectwithoutfill">
      <style:graphic-properties draw:stroke="solid" draw:stroke-dash="Line_20_Style_20_9" svg:stroke-width="0.05cm" svg:stroke-color="#ff33ff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draw:stroke="solid" draw:stroke-dash="Line_20_Style_20_9" svg:stroke-width="0.1cm" svg:stroke-color="#ff33ff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fill="solid" draw:fill-color="#ff33ff" draw:textarea-vertical-align="middle"/>
    </style:style>
    <style:style style:name="gr36" style:family="graphic" style:parent-style-name="objectwithoutfill">
      <style:graphic-properties svg:stroke-width="0.4cm" svg:stroke-color="#ff33ff" draw:marker-start-width="0.8cm" draw:marker-end="" draw:marker-end-width="0.8cm" draw:fill="none" draw:textarea-vertical-align="middle" fo:padding-top="0.325cm" fo:padding-bottom="0.325cm" fo:padding-left="0.45cm" fo:padding-right="0.45cm"/>
    </style:style>
    <style:style style:name="gr37" style:family="graphic" style:parent-style-name="objectwithoutfill">
      <style:graphic-properties svg:stroke-width="0.1cm" svg:stroke-color="#ff99ff" draw:marker-start-width="0.35cm" draw:marker-end-width="0.35cm" draw:fill="solid" draw:fill-color="#ff99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" style:family="paragraph">
      <style:paragraph-properties fo:text-align="start"/>
      <style:text-properties fo:color="#000000" fo:font-size="10pt" style:font-size-asian="10pt" style:font-size-complex="1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0pt" style:font-size-asian="10pt" style:font-size-complex="10pt"/>
    </style:style>
    <style:style style:name="P9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family="Arial" style:font-style-name="Regular" style:font-family-generic="swiss" fo:font-size="8pt" style:font-family-asian="Arial" style:font-style-name-asian="Regular" style:font-family-generic-asian="swiss" style:font-size-asian="8pt" style:font-family-complex="Arial" style:font-style-name-complex="Regular" style:font-family-generic-complex="swiss" style:font-size-complex="8pt"/>
    </style:style>
    <style:style style:name="T8" style:family="text">
      <style:text-properties fo:font-family="Arial" style:font-family-generic="roman" style:font-pitch="variable" fo:font-size="8pt" style:font-family-asian="Arial" style:font-style-name-asian="Regular" style:font-family-generic-asian="swiss" style:font-size-asian="8pt" style:font-family-complex="Arial" style:font-style-name-complex="Regular" style:font-family-generic-complex="swiss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635cm" svg:height="16.964cm" svg:x="0.525cm" svg:y="0.411cm">
          <text:p text:style-name="P1"><text:span text:style-name="T1">JscovTestUtil interaction/code support</text:span></text:p>
        </draw:rect>
        <draw:custom-shape draw:style-name="gr2" draw:text-style-name="P3" draw:layer="layout" svg:width="5.08cm" svg:height="14.385cm" svg:x="10.888cm" svg:y="1.832cm">
          <text:p text:style-name="P2"><text:span text:style-name="T2"><text:s/></text:span><text:span text:style-name="T2">JSCover zon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1.4457831325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9.431cm" svg:height="16.038cm" svg:x="0.678cm" svg:y="1.137cm">
          <text:p text:style-name="P3"><text:span text:style-name="T2">Test environment (Selenium, @Test,,..) zone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649.69384466645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rect draw:style-name="gr4" draw:text-style-name="P4" draw:layer="layout" svg:width="7.936cm" svg:height="9.607cm" svg:x="1.066cm" svg:y="2.074cm">
          <text:p text:style-name="P2"><text:span text:style-name="T3">WebDriver: browser kind API</text:span></text:p>
        </draw:rect>
        <draw:custom-shape draw:style-name="gr5" draw:text-style-name="P3" draw:layer="layout" svg:width="7.69cm" svg:height="7.328cm" svg:x="1.122cm" svg:y="2.616cm">
          <text:p text:style-name="P2"><text:span text:style-name="T2">Browser zon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744.15231187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rect draw:style-name="gr6" draw:text-style-name="P3" draw:layer="layout" svg:width="7.164cm" svg:height="2.225cm" svg:x="1.231cm" svg:y="3.431cm">
          <text:p text:style-name="P2"><text:span text:style-name="T2">cache</text:span></text:p>
        </draw:rect>
        <draw:custom-shape draw:style-name="gr7" draw:text-style-name="P3" draw:layer="layout" svg:width="4.256cm" svg:height="11.328cm" svg:x="16.479cm" svg:y="3.268cm">
          <text:p text:style-name="P2"><text:span text:style-name="T2">Web-server zone</text:span>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1212.6134734830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8" draw:text-style-name="P3" draw:layer="layout" svg:width="3.607cm" svg:height="9.812cm" svg:x="16.923cm" svg:y="4.173cm">
          <text:p text:style-name="P2"><text:span text:style-name="T2">web-page</text:span></text:p>
          <text:p text:style-name="P2"><text:span text:style-name="T2">Server</text:span></text:p>
        </draw:ellipse>
        <draw:rect draw:style-name="gr9" draw:text-style-name="P2" draw:layer="layout" svg:width="2.474cm" svg:height="2.577cm" svg:x="17.474cm" svg:y="9.681cm">
          <text:p/>
        </draw:rect>
        <draw:custom-shape draw:style-name="gr10" draw:text-style-name="P3" draw:layer="layout" svg:width="1.979cm" svg:height="0.968cm" svg:x="17.737cm" svg:y="9.871cm">
          <text:p text:style-name="P2"><text:span text:style-name="T2">htm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3" draw:layer="layout" svg:width="2.246cm" svg:height="1.114cm" svg:x="17.603cm" svg:y="11.045cm">
          <text:p text:style-name="P2"><text:span text:style-name="T2">cs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3" draw:layer="layout" svg:width="2.907cm" svg:height="1.355cm" svg:x="17.273cm" svg:y="6.346cm">
          <text:p text:style-name="P2"><text:span text:style-name="T2">Javascript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rect draw:style-name="gr11" draw:text-style-name="P3" draw:layer="layout" svg:width="8.472cm" svg:height="4.823cm" svg:x="1.001cm" svg:y="12.096cm">
          <text:p text:style-name="P2"><text:span text:style-name="T2">Selenium and testing framework</text:span></text:p>
        </draw:rect>
        <draw:rect draw:style-name="gr12" draw:text-style-name="P4" draw:layer="layout" svg:width="4.412cm" svg:height="12.719cm" svg:x="11.081cm" svg:y="2.859cm">
          <text:p text:style-name="P2"><text:span text:style-name="T3">JSCover program(s)</text:span></text:p>
        </draw:rect>
        <draw:ellipse draw:style-name="gr8" draw:text-style-name="P3" draw:layer="layout" svg:width="3.917cm" svg:height="2.247cm" svg:x="11.35cm" svg:y="7.664cm">
          <text:p text:style-name="P2"><text:span text:style-name="T2">proxy-server</text:span></text:p>
        </draw:ellipse>
        <draw:custom-shape draw:style-name="gr10" draw:text-style-name="P3" draw:layer="layout" svg:width="3.485cm" svg:height="2.865cm" svg:x="11.534cm" svg:y="12.363cm">
          <text:p text:style-name="P2"><text:span text:style-name="T2">'reports'</text:span></text:p>
          <text:p text:style-name="P2"><text:span text:style-name="T2">directory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rect draw:style-name="gr8" draw:text-style-name="P3" draw:layer="layout" svg:width="3.236cm" svg:height="1.958cm" svg:x="11.761cm" svg:y="3.706cm">
          <text:p text:style-name="P2"><text:span text:style-name="T2">instrument</text:span></text:p>
          <text:p text:style-name="P2"><text:span text:style-name="T2">Javascript</text:span></text:p>
          <text:p text:style-name="P2"><text:span text:style-name="T2">routine</text:span></text:p>
        </draw:rect>
        <draw:ellipse draw:style-name="gr8" draw:text-style-name="P3" draw:layer="layout" svg:width="3.082cm" svg:height="1.732cm" draw:transform="skewX (0.000523598775598201) rotate (0.0029670597283898) translate (5.069cm 7.946cm)">
          <text:p text:style-name="P2"><text:span text:style-name="T2">network</text:span></text:p>
          <text:p text:style-name="P2"><text:span text:style-name="T2">engine</text:span></text:p>
        </draw:ellipse>
        <draw:line draw:style-name="gr13" draw:text-style-name="P3" draw:layer="layout" svg:x1="2.238cm" svg:y1="4.608cm" svg:x2="2.552cm" svg:y2="6.705cm">
          <text:p/>
        </draw:line>
        <draw:custom-shape draw:style-name="gr10" draw:text-style-name="P3" draw:layer="layout" svg:width="1.539cm" svg:height="0.968cm" svg:x="1.537cm" svg:y="4.109cm">
          <text:p text:style-name="P2"><text:span text:style-name="T2">htm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3" draw:layer="layout" svg:width="2.639cm" svg:height="3.195cm" svg:x="1.289cm" svg:y="12.921cm">
          <text:p text:style-name="P2"><text:span text:style-name="T3">Test scripts</text:span></text:p>
          <text:p text:style-name="P2"><text:span text:style-name="T2">- test1</text:span></text:p>
          <text:p text:style-name="P2"><text:span text:style-name="T2">- test2</text:span></text:p>
          <text:p text:style-name="P2"><text:span text:style-name="T2">- test3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14" draw:text-style-name="P3" draw:layer="layout" svg:x1="2.931cm" svg:y1="11.246cm" svg:x2="2.939cm" svg:y2="13.724cm">
          <text:p/>
        </draw:line>
        <draw:polyline draw:style-name="gr15" draw:text-style-name="P3" draw:layer="layout" svg:width="10.938cm" svg:height="1.319cm" svg:x="7.185cm" svg:y="9.395cm" svg:viewBox="0 0 10939 1320" draw:points="536,1320 0,0 10939,41">
          <text:p/>
        </draw:polyline>
        <draw:frame draw:style-name="gr16" draw:text-style-name="P5" draw:layer="layout" svg:width="1.086cm" svg:height="0.649cm" svg:x="2.094cm" svg:y="10.343cm">
          <draw:text-box>
            <text:p><text:span text:style-name="T4">API</text:span></text:p>
          </draw:text-box>
        </draw:frame>
        <draw:line draw:style-name="gr17" draw:text-style-name="P3" draw:layer="layout" svg:x1="6.824cm" svg:y1="8.353cm" svg:x2="2.66cm" svg:y2="4.86cm">
          <text:p/>
        </draw:line>
        <draw:line draw:style-name="gr13" draw:text-style-name="P3" draw:layer="layout" svg:x1="5.537cm" svg:y1="4.661cm" svg:x2="3.348cm" svg:y2="8.37cm">
          <text:p/>
        </draw:line>
        <draw:line draw:style-name="gr13" draw:text-style-name="P3" draw:layer="layout" svg:x1="3.981cm" svg:y1="4.679cm" svg:x2="2.624cm" svg:y2="6.633cm">
          <text:p/>
        </draw:line>
        <draw:custom-shape draw:style-name="gr10" draw:text-style-name="P3" draw:layer="layout" svg:width="1.622cm" svg:height="1.114cm" svg:x="3.426cm" svg:y="4.109cm">
          <text:p text:style-name="P2"><text:span text:style-name="T2">cs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17" draw:text-style-name="P3" draw:layer="layout" svg:x1="6.826cm" svg:y1="8.272cm" svg:x2="4.216cm" svg:y2="5.023cm">
          <text:p/>
        </draw:line>
        <draw:custom-shape draw:style-name="gr10" draw:text-style-name="P3" draw:layer="layout" svg:width="2.907cm" svg:height="1.376cm" draw:transform="skewX (0.0006981317007976) rotate (0.0006981317007976) translate (5.312cm 4.111cm)">
          <text:p text:style-name="P2"><text:span text:style-name="T2">Javascript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18" draw:text-style-name="P3" draw:layer="layout" svg:x1="6.839cm" svg:y1="8.272cm" svg:x2="6.514cm" svg:y2="5.33cm">
          <text:p/>
        </draw:line>
        <draw:line draw:style-name="gr19" draw:text-style-name="P3" draw:layer="layout" svg:x1="12.276cm" svg:y1="5.426cm" svg:x2="12.276cm" svg:y2="13.301cm">
          <text:p/>
        </draw:line>
        <draw:ellipse draw:style-name="gr8" draw:text-style-name="P6" draw:layer="layout" svg:width="2.437cm" svg:height="1.732cm" draw:transform="skewX (0.0012217304763958) rotate (0.0036651914291874) translate (1.284cm 5.767cm)">
          <text:p text:style-name="P2"><text:span text:style-name="T5">renderer</text:span></text:p>
        </draw:ellipse>
        <draw:line draw:style-name="gr20" draw:text-style-name="P3" draw:layer="layout" svg:x1="11.926cm" svg:y1="9.127cm" svg:x2="11.926cm" svg:y2="13.301cm">
          <text:p/>
        </draw:line>
        <draw:custom-shape draw:style-name="gr21" draw:text-style-name="P8" draw:layer="layout" svg:width="4.061cm" svg:height="4.144cm" svg:x="5.206cm" svg:y="12.611cm">
          <text:p text:style-name="P7"><text:span text:style-name="T3">@Test setup calls</text:span></text:p>
          <text:p text:style-name="P2"><text:span text:style-name="T2">- start proxy-server</text:span></text:p>
          <text:p text:style-name="P2"><text:span text:style-name="T2"/></text:p>
          <text:p text:style-name="P2"><text:span text:style-name="T2"/></text:p>
          <text:p text:style-name="P7"><text:span text:style-name="T2">- storeReport</text:span></text:p>
          <text:p text:style-name="P7"><text:span text:style-name="T2"/></text:p>
          <text:p text:style-name="P7"><text:span text:style-name="T2">@Test teardown</text:span></text:p>
          <text:p text:style-name="P2"><text:span text:style-name="T2">- stop proxy-serve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4" draw:text-style-name="P3" draw:layer="layout" svg:x1="2.547cm" svg:y1="13.539cm" svg:x2="2.515cm" svg:y2="11.174cm">
          <text:p/>
        </draw:line>
        <draw:polyline draw:style-name="gr22" draw:text-style-name="P3" draw:layer="layout" svg:width="2.7cm" svg:height="3.689cm" svg:x="8.628cm" svg:y="9.659cm" svg:viewBox="0 0 2701 3690" draw:points="0,3690 1814,3670 1814,330 2701,0 2680,0">
          <text:p/>
        </draw:polyline>
        <draw:custom-shape draw:style-name="gr23" draw:text-style-name="P3" draw:layer="layout" svg:width="2.555cm" svg:height="0.714cm" svg:x="5.474cm" svg:y="13.588cm">
          <text:p text:style-name="P2"><text:span text:style-name="T2">testing script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rect draw:style-name="gr24" draw:text-style-name="P3" draw:layer="layout" svg:width="1.526cm" svg:height="0.268cm" svg:x="3.928cm" svg:y="13.968cm">
          <text:p/>
        </draw:rect>
        <draw:frame draw:style-name="gr25" draw:text-style-name="P3" draw:layer="layout" svg:width="5.091cm" svg:height="1.112cm" svg:x="3.351cm" svg:y="10.447cm">
          <draw:text-box>
            <text:p text:style-name="P2"><text:span text:style-name="T2"><text:s text:c="3"/></text:span><text:span text:style-name="T2">requests</text:span></text:p>
            <text:p><text:span text:style-name="T2"><text:s/></text:span><text:span text:style-name="T2">store-report <text:s text:c="16"/>GET</text:span></text:p>
          </draw:text-box>
        </draw:frame>
        <draw:polyline draw:style-name="gr26" draw:text-style-name="P3" draw:layer="layout" svg:width="3.019cm" svg:height="5.577cm" svg:x="8.618cm" svg:y="10.072cm" svg:viewBox="0 0 3020 5578" draw:points="0,5578 2030,5545 2051,288 3020,0">
          <text:p/>
        </draw:polyline>
        <draw:circle draw:style-name="gr27" draw:text-style-name="P3" draw:layer="layout" svg:width="0.79cm" svg:height="0.79cm" svg:x="3.413cm" svg:y="13.741cm">
          <text:p text:style-name="P2"><text:span text:style-name="T2">2</text:span></text:p>
        </draw:circle>
        <draw:circle draw:style-name="gr27" draw:text-style-name="P3" draw:layer="layout" svg:width="0.79cm" svg:height="0.79cm" svg:x="8.896cm" svg:y="12.937cm">
          <text:p text:style-name="P2"><text:span text:style-name="T2">1</text:span></text:p>
        </draw:circle>
        <draw:circle draw:style-name="gr27" draw:text-style-name="P3" draw:layer="layout" svg:width="0.79cm" svg:height="0.79cm" svg:x="6.96cm" svg:y="9.664cm">
          <text:p text:style-name="P2"><text:span text:style-name="T2">2</text:span></text:p>
        </draw:circle>
        <draw:circle draw:style-name="gr27" draw:text-style-name="P3" draw:layer="layout" svg:width="0.79cm" svg:height="0.79cm" svg:x="16.197cm" svg:y="9.042cm">
          <text:p text:style-name="P2"><text:span text:style-name="T2">2</text:span></text:p>
        </draw:circle>
        <draw:circle draw:style-name="gr27" draw:text-style-name="P4" draw:layer="layout" svg:width="0.6cm" svg:height="0.6cm" svg:x="6.154cm" svg:y="6.091cm">
          <text:p text:style-name="P2"><text:span text:style-name="T3">3b</text:span></text:p>
        </draw:circle>
        <draw:circle draw:style-name="gr27" draw:text-style-name="P4" draw:layer="layout" svg:width="0.6cm" svg:height="0.6cm" svg:x="12.18cm" svg:y="11.462cm">
          <text:p text:style-name="P2"><text:span text:style-name="T3">3d</text:span></text:p>
        </draw:circle>
        <draw:circle draw:style-name="gr27" draw:text-style-name="P3" draw:layer="layout" svg:width="0.79cm" svg:height="0.79cm" svg:x="3.413cm" svg:y="14.641cm">
          <text:p text:style-name="P2"><text:span text:style-name="T2">4</text:span></text:p>
        </draw:circle>
        <draw:circle draw:style-name="gr27" draw:text-style-name="P3" draw:layer="layout" svg:width="0.79cm" svg:height="0.79cm" svg:x="8.177cm" svg:y="14.23cm">
          <text:p text:style-name="P2"><text:span text:style-name="T2">5</text:span></text:p>
        </draw:circle>
        <draw:circle draw:style-name="gr27" draw:text-style-name="P3" draw:layer="layout" svg:width="0.79cm" svg:height="0.79cm" svg:x="2.316cm" svg:y="9.563cm">
          <text:p text:style-name="P2"><text:span text:style-name="T2">4</text:span></text:p>
        </draw:circle>
        <draw:circle draw:style-name="gr27" draw:text-style-name="P3" draw:layer="layout" svg:width="0.79cm" svg:height="0.79cm" svg:x="8.932cm" svg:y="15.204cm">
          <text:p text:style-name="P2"><text:span text:style-name="T2">6</text:span></text:p>
        </draw:circle>
        <draw:circle draw:style-name="gr27" draw:text-style-name="P4" draw:layer="layout" svg:width="0.6cm" svg:height="0.6cm" svg:x="11.351cm" svg:y="11.462cm">
          <text:p text:style-name="P2"><text:span text:style-name="T3">5c</text:span></text:p>
        </draw:circle>
        <draw:frame draw:style-name="gr28" draw:text-style-name="P9" draw:layer="layout" svg:width="3.922cm" svg:height="0.569cm" svg:x="16.764cm" svg:y="16.643cm">
          <draw:text-box>
            <text:p><text:span text:style-name="T6">Copyright </text:span><text:span text:style-name="T7">©</text:span><text:span text:style-name="T8"> </text:span><text:span text:style-name="T6">2019 dbradley.</text:span></text:p>
          </draw:text-box>
        </draw:frame>
        <draw:ellipse draw:style-name="gr8" draw:text-style-name="P8" draw:layer="layout" svg:width="2.437cm" svg:height="1.732cm" draw:transform="skewX (0.0012217304763958) rotate (0.0036651914291874) translate (2.168cm 7.552cm)">
          <text:p text:style-name="P2"><text:span text:style-name="T2">JS interpreter</text:span></text:p>
        </draw:ellipse>
        <draw:polyline draw:style-name="gr29" draw:text-style-name="P3" draw:layer="layout" svg:width="7.861cm" svg:height="10.318cm" svg:x="4.126cm" svg:y="5.276cm" svg:viewBox="0 0 7862 10319" draw:points="1245,10319 658,9802 0,3311 1592,0 1619,3536 7862,3642 7762,3807">
          <text:p/>
        </draw:polyline>
        <draw:circle draw:style-name="gr27" draw:text-style-name="P3" draw:layer="layout" svg:width="0.79cm" svg:height="0.79cm" svg:x="3.83cm" svg:y="9.512cm">
          <text:p text:style-name="P2"><text:span text:style-name="T2">5a</text:span></text:p>
        </draw:circle>
        <draw:circle draw:style-name="gr27" draw:text-style-name="P3" draw:layer="layout" svg:width="0.6cm" svg:height="0.6cm" svg:x="10.511cm" svg:y="8.631cm">
          <text:p text:style-name="P2"><text:span text:style-name="T2">5b</text:span></text:p>
        </draw:circle>
        <draw:circle draw:style-name="gr27" draw:text-style-name="P3" draw:layer="layout" svg:width="0.79cm" svg:height="0.79cm" svg:x="5.138cm" svg:y="5.491cm">
          <text:p text:style-name="P2"><text:span text:style-name="T2">5a</text:span></text:p>
        </draw:circle>
        <draw:line draw:style-name="gr30" draw:text-style-name="P2" draw:layer="layout" svg:x1="17.785cm" svg:y1="8.539cm" svg:x2="12.634cm" svg:y2="8.478cm">
          <text:p/>
        </draw:line>
        <draw:polyline draw:style-name="gr31" draw:text-style-name="P2" draw:layer="layout" svg:width="1.762cm" svg:height="2.834cm" svg:x="12.494cm" svg:y="5.348cm" svg:viewBox="0 0 1763 2835" draw:points="1763,2732 1763,0 262,0 242,2490 0,2835">
          <text:p/>
        </draw:polyline>
        <draw:line draw:style-name="gr32" draw:text-style-name="P2" draw:layer="layout" svg:x1="12.52cm" svg:y1="8.409cm" svg:x2="7.094cm" svg:y2="8.377cm">
          <text:p/>
        </draw:line>
        <draw:circle draw:style-name="gr27" draw:text-style-name="P3" draw:layer="layout" svg:width="0.6cm" svg:height="0.6cm" svg:x="14.193cm" svg:y="6.991cm">
          <text:p text:style-name="P2"><text:span text:style-name="T2">3a</text:span></text:p>
        </draw:circle>
        <draw:line draw:style-name="gr33" draw:text-style-name="P3" draw:layer="layout" svg:x1="6.886cm" svg:y1="8.267cm" svg:x2="7.288cm" svg:y2="5.211cm">
          <text:p/>
        </draw:line>
        <draw:circle draw:style-name="gr27" draw:text-style-name="P3" draw:layer="layout" svg:width="0.6cm" svg:height="0.6cm" svg:x="6.815cm" svg:y="6.091cm">
          <text:p text:style-name="P2"><text:span text:style-name="T2">3c</text:span></text:p>
        </draw:circle>
        <draw:line draw:style-name="gr30" draw:text-style-name="P2" draw:layer="layout" svg:x1="14.204cm" svg:y1="8.254cm" svg:x2="12.634cm" svg:y2="8.279cm">
          <text:p/>
        </draw:line>
        <draw:circle draw:style-name="gr27" draw:text-style-name="P4" draw:layer="layout" svg:width="0.6cm" svg:height="0.6cm" svg:x="11.79cm" svg:y="6.648cm">
          <text:p text:style-name="P2"><text:span text:style-name="T3">3d</text:span></text:p>
        </draw:circle>
        <draw:circle draw:style-name="gr27" draw:text-style-name="P4" draw:layer="layout" svg:width="0.6cm" svg:height="0.6cm" svg:x="12.647cm" svg:y="5.891cm">
          <text:p text:style-name="P2"><text:span text:style-name="T3">3b</text:span></text:p>
        </draw:circle>
        <draw:circle draw:style-name="gr27" draw:text-style-name="P3" draw:layer="layout" svg:width="0.6cm" svg:height="0.6cm" svg:x="13.242cm" svg:y="7.712cm">
          <text:p text:style-name="P2"><text:span text:style-name="T2">3c</text:span></text:p>
        </draw:circle>
        <draw:polyline draw:style-name="gr34" draw:text-style-name="P2" draw:layer="layout" svg:width="3.552cm" svg:height="0.719cm" svg:x="14.409cm" svg:y="7.556cm" svg:viewBox="0 0 3553 720" draw:points="3553,0 3089,720 0,699">
          <text:p/>
        </draw:polyline>
        <draw:circle draw:style-name="gr35" draw:text-style-name="P2" draw:layer="layout" svg:width="0.25cm" svg:height="0.25cm" svg:x="14.14cm" svg:y="8.114cm">
          <text:p/>
        </draw:circle>
        <draw:circle draw:style-name="gr35" draw:text-style-name="P2" draw:layer="layout" svg:width="0.25cm" svg:height="0.25cm" svg:x="6.736cm" svg:y="8.214cm">
          <text:p/>
        </draw:circle>
        <draw:line draw:style-name="gr36" draw:text-style-name="P2" draw:layer="layout" svg:x1="14.787cm" svg:y1="8.383cm" svg:x2="17.345cm" svg:y2="8.409cm">
          <text:p/>
        </draw:line>
        <draw:circle draw:style-name="gr27" draw:text-style-name="P3" draw:layer="layout" svg:width="0.79cm" svg:height="0.79cm" svg:x="16.197cm" svg:y="7.941cm">
          <text:p text:style-name="P2"><text:span text:style-name="T2">3</text:span></text:p>
        </draw:circle>
        <draw:polyline draw:style-name="gr37" draw:text-style-name="P2" draw:layer="layout" svg:width="2.261cm" svg:height="1.43cm" svg:x="17.913cm" svg:y="8.49cm" svg:viewBox="0 0 2262 1431" draw:points="1920,1431 2262,655 1963,0 0,21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0.2cm" fo:margin-right="0.2cm" fo:page-width="21.24cm" fo:page-height="17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1-30T05:28:19.59</meta:creation-date>
    <dc:date>2019-02-10T09:11:58.41</dc:date>
    <meta:editing-duration>PT8H42M33S</meta:editing-duration>
    <meta:editing-cycles>55</meta:editing-cycles>
    <meta:generator>OpenOffice/4.1.3$Win32 OpenOffice.org_project/413m1$Build-9783</meta:generator>
    <meta:document-statistic meta:object-count="74"/>
  </office:meta>
</office:document-meta>
</file>